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auto-grow-height="true" fo:min-height="13.859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pache Open Office Build Projec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- AOO's current build system is convoluted, not optimal for Windows developers</text:p>
            <text:p text:style-name="P1">- New build system is to be based in Microsoft Visual Studio</text:p>
            <text:p text:style-name="P1">- Test newly-built modules using old build syste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urpos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o streamline development for Windows developers</text:p>
              </text:list-item>
              <text:list-item>
                <text:p>To convert into a more easily-understood, commonplace build system (V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thodoloog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ompile relevant information (makefiles, build.lst)</text:p>
              </text:list-item>
              <text:list-item>
                <text:p>Construct a few sample Vcxproj files from that information, build</text:p>
              </text:list-item>
              <text:list-item>
                <text:p>Verify VS-built projects build with the old build system</text:p>
              </text:list-item>
              <text:list-item>
                <text:p>Write a script to automate step 2, tweak resultant project files as necessary</text:p>
              </text:list-item>
              <text:list-item>
                <text:p>Docu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es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Information about makefiles/modules has been compiled</text:p>
              </text:list-item>
              <text:list-item>
                <text:p>One module manually converted to Vcproj &amp; building, several other (different cases) in progress</text:p>
              </text:list-item>
              <text:list-item>
                <text:p>Script to generate generalized Vcproj is in progr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 Wilson</meta:initial-creator>
    <meta:creation-date>2014-02-10T11:10:43.55</meta:creation-date>
    <meta:editing-duration>PT15M58S</meta:editing-duration>
    <meta:editing-cycles>3</meta:editing-cycles>
    <dc:date>2014-02-10T11:25:50.35</dc:date>
    <dc:creator>Matt Wilson</dc:creator>
    <meta:generator>OpenOffice/4.0.1$Win32 OpenOffice.org_project/401m5$Build-9714</meta:generator>
    <meta:document-statistic meta:object-count="37"/>
  </office:meta>
</office:document-meta>
</file>